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number text:level="1" style:num-format="1" text:start-value="200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4" style:family="paragraph"/>
    <style:style style:name="P3" style:parent-style-name="Normal" style:list-style-name="LFO4" style:family="paragraph"/>
    <style:style style:name="P4" style:parent-style-name="Normal" style:list-style-name="LFO4" style:family="paragraph"/>
    <style:style style:name="P5" style:parent-style-name="Normal" style:list-style-name="LFO4" style:family="paragraph"/>
    <style:style style:name="P6" style:parent-style-name="Normal" style:list-style-name="LFO4" style:family="paragraph"/>
    <style:style style:name="P7" style:parent-style-name="Normal" style:list-style-name="LFO4" style:family="paragraph"/>
    <style:style style:name="P8" style:parent-style-name="Normal" style:list-style-name="LFO4" style:family="paragraph"/>
    <style:style style:name="P9" style:parent-style-name="Normal" style:list-style-name="LFO4" style:family="paragraph"/>
    <style:style style:name="P10" style:parent-style-name="Normal" style:list-style-name="LFO4" style:family="paragraph"/>
    <style:style style:name="P11" style:parent-style-name="Normal" style:list-style-name="LFO4" style:family="paragraph"/>
    <style:style style:name="P12" style:parent-style-name="Normal" style:list-style-name="LFO4" style:family="paragraph"/>
    <style:style style:name="P13" style:parent-style-name="Normal" style:list-style-name="LFO4" style:family="paragraph"/>
    <style:style style:name="P14" style:parent-style-name="Normal" style:list-style-name="LFO4" style:family="paragraph"/>
    <style:style style:name="P15" style:parent-style-name="Normal" style:list-style-name="LFO4" style:family="paragraph"/>
    <style:style style:name="P16" style:parent-style-name="Normal" style:list-style-name="LFO4" style:family="paragraph"/>
    <style:style style:name="P17" style:parent-style-name="ListParagraph" style:list-style-name="LFO2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ListParagraph" style:list-style-name="LFO3" style:family="paragraph"/>
    <style:style style:name="P21" style:parent-style-name="ListParagraph" style:list-style-name="LFO3" style:family="paragraph"/>
    <style:style style:name="P22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23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24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25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26" style:parent-style-name="ListParagraph" style:list-style-name="LFO3" style:family="paragraph">
      <style:text-properties fo:language="en" fo:country="US"/>
    </style:style>
    <style:style style:name="P27" style:parent-style-name="ListParagraph" style:list-style-name="LFO5" style:family="paragraph"/>
    <style:style style:name="P28" style:parent-style-name="Normal" style:family="paragraph">
      <style:paragraph-properties fo:margin-left="1in">
        <style:tab-stops/>
      </style:paragraph-properties>
    </style:style>
    <style:style style:name="P29" style:parent-style-name="ListParagraph" style:list-style-name="LFO3" style:family="paragraph"/>
    <style:style style:name="P30" style:parent-style-name="ListParagraph" style:list-style-name="LFO2" style:family="paragraph"/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  <style:style style:name="P35" style:parent-style-name="ListParagraph" style:family="paragraph">
      <style:paragraph-properties fo:margin-left="1in">
        <style:tab-stops/>
      </style:paragraph-properties>
    </style:style>
    <style:style style:name="P36" style:parent-style-name="ListParagraph" style:family="paragraph">
      <style:paragraph-properties fo:margin-left="1in">
        <style:tab-stops/>
      </style:paragraph-properties>
    </style:style>
    <style:style style:name="P37" style:parent-style-name="ListParagraph" style:family="paragraph">
      <style:paragraph-properties fo:margin-left="1in">
        <style:tab-stops/>
      </style:paragraph-properties>
    </style:style>
    <style:style style:name="P38" style:parent-style-name="ListParagraph" style:family="paragraph">
      <style:paragraph-properties fo:margin-left="1in">
        <style:tab-stops/>
      </style:paragraph-properties>
    </style:style>
    <style:style style:name="P39" style:parent-style-name="ListParagraph" style:family="paragraph">
      <style:paragraph-properties fo:margin-left="1in">
        <style:tab-stops/>
      </style:paragraph-properties>
    </style:style>
    <style:style style:name="P40" style:parent-style-name="ListParagraph" style:family="paragraph">
      <style:paragraph-properties fo:margin-left="1in">
        <style:tab-stops/>
      </style:paragraph-properties>
    </style:style>
    <style:style style:name="P41" style:parent-style-name="ListParagraph" style:family="paragraph">
      <style:paragraph-properties fo:margin-left="1in">
        <style:tab-stops/>
      </style:paragraph-properties>
    </style:style>
    <style:style style:name="P42" style:parent-style-name="ListParagraph" style:family="paragraph">
      <style:paragraph-properties fo:margin-left="1in">
        <style:tab-stops/>
      </style:paragraph-properties>
    </style:style>
    <style:style style:name="P43" style:parent-style-name="ListParagraph" style:family="paragraph">
      <style:paragraph-properties fo:margin-left="1in">
        <style:tab-stops/>
      </style:paragraph-properties>
    </style:style>
    <style:style style:name="P44" style:parent-style-name="ListParagraph" style:family="paragraph">
      <style:paragraph-properties fo:margin-left="1in">
        <style:tab-stops/>
      </style:paragraph-properties>
    </style:style>
    <style:style style:name="P45" style:parent-style-name="ListParagraph" style:family="paragraph">
      <style:paragraph-properties fo:margin-left="1in">
        <style:tab-stops/>
      </style:paragraph-properties>
    </style:style>
    <style:style style:name="P46" style:parent-style-name="ListParagraph" style:family="paragraph">
      <style:paragraph-properties fo:margin-left="1in">
        <style:tab-stops/>
      </style:paragraph-properties>
    </style:style>
    <style:style style:name="P47" style:parent-style-name="ListParagraph" style:family="paragraph">
      <style:paragraph-properties fo:margin-left="1in">
        <style:tab-stops/>
      </style:paragraph-properties>
    </style:style>
    <style:style style:name="P48" style:parent-style-name="ListParagraph" style:family="paragraph">
      <style:paragraph-properties fo:margin-left="1in">
        <style:tab-stops/>
      </style:paragraph-properties>
    </style:style>
    <style:style style:name="P49" style:parent-style-name="ListParagraph" style:family="paragraph">
      <style:paragraph-properties fo:margin-left="1in">
        <style:tab-stops/>
      </style:paragraph-properties>
    </style:style>
    <style:style style:name="P50" style:parent-style-name="ListParagraph" style:family="paragraph">
      <style:paragraph-properties fo:margin-left="1in">
        <style:tab-stops/>
      </style:paragraph-properties>
    </style:style>
    <style:style style:name="P51" style:parent-style-name="ListParagraph" style:family="paragraph">
      <style:paragraph-properties fo:margin-left="1in">
        <style:tab-stops/>
      </style:paragraph-properties>
    </style:style>
    <style:style style:name="P52" style:parent-style-name="ListParagraph" style:family="paragraph">
      <style:paragraph-properties fo:margin-left="1in">
        <style:tab-stops/>
      </style:paragraph-properties>
    </style:style>
    <style:style style:name="P53" style:parent-style-name="ListParagraph" style:family="paragraph">
      <style:paragraph-properties fo:margin-left="1in">
        <style:tab-stops/>
      </style:paragraph-properties>
    </style:style>
    <style:style style:name="P54" style:parent-style-name="ListParagraph" style:family="paragraph">
      <style:paragraph-properties fo:margin-left="1in">
        <style:tab-stops/>
      </style:paragraph-properties>
    </style:style>
    <style:style style:name="P55" style:parent-style-name="ListParagraph" style:family="paragraph">
      <style:paragraph-properties fo:margin-left="1in">
        <style:tab-stops/>
      </style:paragraph-properties>
    </style:style>
    <style:style style:name="P56" style:parent-style-name="ListParagraph" style:family="paragraph">
      <style:paragraph-properties fo:margin-left="1in">
        <style:tab-stops/>
      </style:paragraph-properties>
    </style:style>
    <style:style style:name="P57" style:parent-style-name="ListParagraph" style:family="paragraph">
      <style:paragraph-properties fo:margin-left="1in">
        <style:tab-stops/>
      </style:paragraph-properties>
    </style:style>
    <style:style style:name="P58" style:parent-style-name="ListParagraph" style:family="paragraph">
      <style:paragraph-properties fo:margin-left="1in">
        <style:tab-stops/>
      </style:paragraph-properties>
    </style:style>
    <style:style style:name="P59" style:parent-style-name="ListParagraph" style:family="paragraph">
      <style:paragraph-properties fo:margin-left="1in">
        <style:tab-stops/>
      </style:paragraph-properties>
    </style:style>
    <style:style style:name="P60" style:parent-style-name="ListParagraph" style:list-style-name="LFO3" style:family="paragraph">
      <style:text-properties fo:language="en" fo:country="US"/>
    </style:style>
    <style:style style:name="P61" style:parent-style-name="ListParagraph" style:family="paragraph">
      <style:paragraph-properties fo:margin-left="1in">
        <style:tab-stops/>
      </style:paragraph-properties>
    </style:style>
    <style:style style:name="P62" style:parent-style-name="ListParagraph" style:family="paragraph">
      <style:paragraph-properties fo:margin-left="1in">
        <style:tab-stops/>
      </style:paragraph-properties>
    </style:style>
    <style:style style:name="P63" style:parent-style-name="ListParagraph" style:family="paragraph">
      <style:paragraph-properties fo:margin-left="1in">
        <style:tab-stops/>
      </style:paragraph-properties>
    </style:style>
    <style:style style:name="P64" style:parent-style-name="ListParagraph" style:list-style-name="LFO3" style:family="paragraph"/>
    <style:style style:name="P65" style:parent-style-name="ListParagraph" style:list-style-name="LFO2" style:family="paragraph"/>
    <style:style style:name="P66" style:parent-style-name="ListParagraph" style:list-style-name="LFO3" style:family="paragraph">
      <style:text-properties fo:language="en" fo:country="US"/>
    </style:style>
    <style:style style:name="P67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68" style:parent-style-name="ListParagraph" style:family="paragraph">
      <style:paragraph-properties fo:margin-left="1in">
        <style:tab-stops/>
      </style:paragraph-properties>
    </style:style>
    <style:style style:name="P69" style:parent-style-name="ListParagraph" style:family="paragraph">
      <style:paragraph-properties fo:margin-left="1in">
        <style:tab-stops/>
      </style:paragraph-properties>
    </style:style>
    <style:style style:name="P70" style:parent-style-name="ListParagraph" style:family="paragraph">
      <style:paragraph-properties fo:margin-left="1in">
        <style:tab-stops/>
      </style:paragraph-properties>
    </style:style>
    <style:style style:name="P71" style:parent-style-name="ListParagraph" style:family="paragraph">
      <style:paragraph-properties fo:margin-left="1in">
        <style:tab-stops/>
      </style:paragraph-properties>
    </style:style>
    <style:style style:name="P72" style:parent-style-name="ListParagraph" style:list-style-name="LFO3" style:family="paragraph"/>
    <style:style style:name="P73" style:parent-style-name="ListParagraph" style:list-style-name="LFO3" style:family="paragraph"/>
    <style:style style:name="P74" style:parent-style-name="ListParagraph" style:list-style-name="LFO3" style:family="paragraph"/>
    <style:style style:name="P75" style:parent-style-name="ListParagraph" style:list-style-name="LFO3" style:family="paragraph"/>
    <style:style style:name="P76" style:parent-style-name="ListParagraph" style:family="paragraph">
      <style:paragraph-properties fo:margin-left="1in">
        <style:tab-stops/>
      </style:paragraph-properties>
    </style:style>
    <style:style style:name="P77" style:parent-style-name="ListParagraph" style:family="paragraph">
      <style:paragraph-properties fo:margin-left="1in">
        <style:tab-stops/>
      </style:paragraph-properties>
    </style:style>
    <style:style style:name="P78" style:parent-style-name="ListParagraph" style:family="paragraph">
      <style:paragraph-properties fo:margin-left="1in">
        <style:tab-stops/>
      </style:paragraph-properties>
    </style:style>
    <style:style style:name="P79" style:parent-style-name="ListParagraph" style:family="paragraph">
      <style:paragraph-properties fo:margin-left="1in">
        <style:tab-stops/>
      </style:paragraph-properties>
    </style:style>
    <style:style style:name="P80" style:parent-style-name="ListParagraph" style:family="paragraph">
      <style:paragraph-properties fo:margin-left="1in">
        <style:tab-stops/>
      </style:paragraph-properties>
    </style:style>
    <style:style style:name="P81" style:parent-style-name="ListParagraph" style:family="paragraph">
      <style:paragraph-properties fo:margin-left="1in">
        <style:tab-stops/>
      </style:paragraph-properties>
    </style:style>
    <style:style style:name="P82" style:parent-style-name="ListParagraph" style:list-style-name="LFO6" style:family="paragraph"/>
    <style:style style:name="P83" style:parent-style-name="ListParagraph" style:list-style-name="LFO6" style:family="paragraph"/>
    <style:style style:name="P84" style:parent-style-name="ListParagraph" style:list-style-name="LFO6" style:family="paragraph"/>
    <style:style style:name="P85" style:parent-style-name="ListParagraph" style:list-style-name="LFO6" style:family="paragraph"/>
    <style:style style:name="P86" style:parent-style-name="ListParagraph" style:list-style-name="LFO6" style:family="paragraph"/>
  </office:automatic-styles>
  <office:body>
    <office:text text:use-soft-page-breaks="true">
      <text:p text:style-name="P1">Główne zadania:<text:s/></text:p>
      <text:list text:style-name="LFO4" text:continue-numbering="true">
        <text:list-item>
          <text:p text:style-name="P2">zaprojektowanie architektury aplikacji za pomoca diagramów UML<text:s/>// dla chętnych</text:p>
        </text:list-item>
        <text:list-item>
          <text:p text:style-name="P3">możliwość dodawania nowych modułów kurierskich<text:s/>// wymagane</text:p>
        </text:list-item>
        <text:list-item>
          <text:p text:style-name="P4">możliwość aktualizacji modułów kurierskich<text:s/>// wymagane</text:p>
        </text:list-item>
        <text:list-item>
          <text:p text:style-name="P5">możliwość usuwania modułów kurierskich<text:s/>// dla chętnych</text:p>
        </text:list-item>
        <text:list-item>
          <text:p text:style-name="P6">zwracanie czasów dostawy na podstawie danych adresata, odbiorcy, kuriera i serwisu kurierskiego<text:s/>// wymagane</text:p>
        </text:list-item>
        <text:list-item>
          <text:p text:style-name="P7">autentykacja i autoryzacja<text:s/>// wymagane</text:p>
        </text:list-item>
        <text:list-item>
          <text:p text:style-name="P8">tylko admin może dodawać / edytować / usuwać moduły kurierskie<text:s/>// wymagane</text:p>
        </text:list-item>
        <text:list-item>
          <text:p text:style-name="P9">dane utrzymywane w bazie danych<text:s/>// wymagane</text:p>
        </text:list-item>
        <text:list-item>
          <text:p text:style-name="P10">testy jednostkowe corowych funckjonalności<text:s/>// wymagane</text:p>
        </text:list-item>
        <text:list-item>
          <text:p text:style-name="P11">testy integracyjne corowych funkcjonalności<text:s/>// wymagane</text:p>
        </text:list-item>
        <text:list-item>
          <text:p text:style-name="P12">testy integracyjne każdego modułu kurierskiego<text:s/>// wymagane</text:p>
        </text:list-item>
        <text:list-item>
          <text:p text:style-name="P13">możliwość dodawania niegenerycznych danych<text:s/>//<text:s/>dla chętnych</text:p>
        </text:list-item>
        <text:list-item>
          <text:p text:style-name="P14">opracowanie OpenApi<text:s/>// wymagane</text:p>
        </text:list-item>
        <text:list-item>
          <text:p text:style-name="P15">opracowanie obrazu Docker<text:s/>// wymagane</text:p>
        </text:list-item>
        <text:list-item>
          <text:p text:style-name="P16">wdrożenie obrazu na Docker Hub<text:s/>// wymagane</text:p>
        </text:list-item>
      </text:list>
      <text:p text:style-name="Normal"/>
      <text:p text:style-name="Normal">Metody aplikacji -&gt;<text:s/></text:p>
      <text:list text:style-name="LFO2" text:continue-numbering="true">
        <text:list-item>
          <text:p text:style-name="P17">Authorize</text:p>
        </text:list-item>
      </text:list>
      <text:list text:style-name="LFO3" text:continue-numbering="true">
        <text:list-item>
          <text:p text:style-name="P18">URL -&gt;<text:s/>localhost:port/modules/</text:p>
        </text:list-item>
        <text:list-item>
          <text:p text:style-name="P19">Metoda -&gt; Post</text:p>
        </text:list-item>
        <text:list-item>
          <text:p text:style-name="P20">Uprawnienia -&gt; Admin, User</text:p>
        </text:list-item>
        <text:list-item>
          <text:p text:style-name="P21">Body -&gt;<text:s/></text:p>
        </text:list-item>
      </text:list>
      <text:p text:style-name="P22">{</text:p>
      <text:p text:style-name="P23"><text:s text:c="3"/>"user":"test", //<text:s/>login użytkownika</text:p>
      <text:p text:style-name="P24"><text:s text:c="2"/>"password":"password"// hasło użytkownika</text:p>
      <text:p text:style-name="P25">}</text:p>
      <text:list text:style-name="LFO3" text:continue-numbering="true">
        <text:list-item>
          <text:p text:style-name="P26">Response -&gt;<text:s/></text:p>
        </text:list-item>
      </text:list>
      <text:list text:style-name="LFO5" text:continue-numbering="true">
        <text:list-item>
          <text:p text:style-name="P27">–<text:s/>Ok<text:s/>- &gt; w body<text:s/>Token, kiedy użytkownik istnieje</text:p>
        </text:list-item>
      </text:list>
      <text:p text:style-name="P28">404 – Not found – kiedy użytkownik nie istenieje</text:p>
      <text:list text:style-name="LFO3" text:continue-numbering="true">
        <text:list-item>
          <text:p text:style-name="P29">Cel -&gt; Authoryzacja oraz autentykacja uzytkowników, za pomoca zwróconego tokena będzie można zweryfikować czy użytkownik może korzystać z aplikacji i jakie sa jego uprawnienia, będziemy wyróżniać dwie grupy użytkowników { Admin, User }</text:p>
        </text:list-item>
      </text:list>
      <text:list text:style-name="LFO2" text:continue-numbering="true">
        <text:list-item>
          <text:p text:style-name="P30">CreateModule</text:p>
        </text:list-item>
      </text:list>
      <text:list text:style-name="LFO3" text:continue-numbering="true">
        <text:list-item>
          <text:p text:style-name="P31">URL -&gt;<text:s/>localhost:port/authorize/</text:p>
        </text:list-item>
        <text:list-item>
          <text:p text:style-name="P32">Metoda -&gt; Post</text:p>
        </text:list-item>
        <text:list-item>
          <text:p text:style-name="P33">Uprawnienia -&gt; Admin</text:p>
        </text:list-item>
        <text:list-item>
          <text:p text:style-name="P34">Body -&gt;<text:s/>Pliki modul1.json i modul2.json</text:p>
        </text:list-item>
      </text:list>
      <text:p text:style-name="P35">Wyjaśnienie:</text:p>
      <text:p text:style-name="P36">„code” – jest to identyfikator kuriera,<text:s/>pole<text:s/>typu string</text:p>
      <text:p text:style-name="P37">„services” – jest to tablica dostępnych<text:s/>serwisów, serwis to opcja wysyłki, jaka proponuje kurier, w praktyce różnia sie one<text:s/>np. Cena<text:s/>czy czasem dostarczenia, dla przykładu Poczta Polska ma wysyłke<text:s/>Standardowa<text:s/>lub<text:s/>Priorytetowa,<text:s/>pole typu tablicowego</text:p>
      <text:p text:style-name="P38">„name” – jest to nazwa serwisu, pole typu string</text:p>
      <text:p text:style-name="P39">„transitTimes” – jest to tablica dostępnych<text:s/>czasów, rozdzielone ze względu na dostępne kraje</text:p>
      <text:p text:style-name="P40">„from” – kraj osoby / firmy wysyłajacej</text:p>
      <text:p text:style-name="P41">„to” – kraj osoby / firmy odbierajacego</text:p>
      <text:p text:style-name="P42">„dispatch” – czas pakowania paczki, jest to stały czas</text:p>
      <text:p text:style-name="P43">„transit” - czas dostarczania paczki do najblizszego magazynu, jest to zmienny czas, czyli liczony od 0 do podanego duration</text:p>
      <text:p text:style-name="P44">„delivery” – czas dostarczania paczki z magazynu do odbierajacego, jest <text:s/>to stały czas</text:p>
      <text:p text:style-name="P45">„duration” – czas trwania etapu, liczony w dniach</text:p>
      <text:p text:style-name="P46">„Monday - sunday” – dostępne dni dla danego etapu, jeśli dzień jest nie dostępny, przechodzi się na kolejny dostępny</text:p>
      <text:p text:style-name="P47">„deliveryWindow” – dostępny czas pracy kuriera per dzień, czyli jak czas kupna jest poza tym okienkiem, wtedy należy liczyć czas dostawy od kolejnego dnia</text:p>
      <text:p text:style-name="P48"/>
      <text:p text:style-name="P49">Co do wyliczania czasów dostawy</text:p>
      <text:p text:style-name="P50">Dispatch – 1</text:p>
      <text:p text:style-name="P51">Transit – 2</text:p>
      <text:p text:style-name="P52">Delivery – 1</text:p>
      <text:p text:style-name="P53">Liczymy tak -&gt;</text:p>
      <text:p text:style-name="P54">PredictableDay.1 -&gt; 1 + 0 + 1</text:p>
      <text:p text:style-name="P55">PredictableDay.2 -&gt; 1 + 1 + 1</text:p>
      <text:p text:style-name="P56">PredictableDay.3 -&gt; 1 + 2 + 1</text:p>
      <text:p text:style-name="P57"/>
      <text:p text:style-name="P58">Należy sprawdzać przy okazji dostępne dni dla każdego etapu.</text:p>
      <text:p text:style-name="P59"/>
      <text:list text:style-name="LFO3" text:continue-numbering="true">
        <text:list-item>
          <text:p text:style-name="P60">Response -&gt;<text:s/></text:p>
        </text:list-item>
      </text:list>
      <text:p text:style-name="P61">201 – Created – kiedy wszystko jest dobrze</text:p>
      <text:p text:style-name="P62">400 – Bad Request – kiedy podany Json w Body jest błędny</text:p>
      <text:p text:style-name="P63">401 – Unauthorized – kiedy użytkownik nie poda Tokena w requeście lub kiedy jego rola to User</text:p>
      <text:list text:style-name="LFO3" text:continue-numbering="true">
        <text:list-item>
          <text:p text:style-name="P64">Cel -&gt;<text:s/>Stworzonie modułu kurierskiego na bazie danych w celu pobierania czasów dostawy dla tego kuriera</text:p>
        </text:list-item>
      </text:list>
      <text:list text:style-name="LFO2" text:continue-numbering="true">
        <text:list-item>
          <text:p text:style-name="P65">GetTranitTime</text:p>
        </text:list-item>
      </text:list>
      <text:list text:style-name="LFO3" text:continue-numbering="true">
        <text:list-item>
          <text:p text:style-name="P66">URL - localhost:port/{moduleCode}/transitTimes?serviceName=OneDay&amp;purchaseDate=14042021T1046&amp;fromCountry=PL&amp;toCountry=DE</text:p>
        </text:list-item>
      </text:list>
      <text:p text:style-name="P67">moduleCode – identyfikator modułu</text:p>
      <text:p text:style-name="P68">serviceName – nazwe serwisu dla jakiego chcemy zwrócić czas dostawy</text:p>
      <text:soft-page-break/>
      <text:p text:style-name="P69">purchaseDate – data i czas zakupionego towaru, dla którego chcemy zwrócić czas dostawy w formacie ddMMyyyyThhmm</text:p>
      <text:p text:style-name="P70">fromCountry – kraj osoby / firmy wysyłajacej</text:p>
      <text:p text:style-name="P71">toCountry – kraj osoby / firmy odbierajacej</text:p>
      <text:list text:style-name="LFO3" text:continue-numbering="true">
        <text:list-item>
          <text:p text:style-name="P72">Metoda -&gt; Get</text:p>
        </text:list-item>
        <text:list-item>
          <text:p text:style-name="P73">Uprawnienia -&gt; Admin, User</text:p>
        </text:list-item>
        <text:list-item>
          <text:p text:style-name="P74">Body -&gt; brak</text:p>
        </text:list-item>
        <text:list-item>
          <text:p text:style-name="P75">Response -&gt;</text:p>
        </text:list-item>
      </text:list>
      <text:p text:style-name="P76">200 – Ok -&gt; zwraca response podany w pliku response.json</text:p>
      <text:p text:style-name="P77">„purchaseDate” -&gt; jest to ta sama data i czas jaki podany w URI</text:p>
      <text:p text:style-name="P78">„PredicatableDates” -&gt; tablica przewidanych dat, pole typu tablicowego</text:p>
      <text:p text:style-name="P79">„from” „to” – data od i do kiedy paczka może przyjść w danym dniu, format ddMMyyyyThhmm</text:p>
      <text:p text:style-name="P80">404 -&gt; not found -&gt; kiedy danego modułu kurierskiego badz serwisu nie ma w aplikacji</text:p>
      <text:p text:style-name="P81">401 – Unauthorized – kiedy użytkownik nie poda Tokena w requeście</text:p>
      <text:p text:style-name="Normal"/>
      <text:p text:style-name="Normal"/>
      <text:p text:style-name="Normal">Kolejność wykonywanch zadań.</text:p>
      <text:list text:style-name="LFO6" text:continue-numbering="true">
        <text:list-item>
          <text:p text:style-name="P82">Authoryzacja i autentykacja (metoda Authorize), efektem pracy ma być działajacy endpoint podpunktu 1 w dziale Metody aplikacji, dodatkowo możliwość wysłania requestu do pozostałych metod oraz blokowanie dostępu do nich, jeśli nie umieścimy tokena w requeście badź rola użytkownika jest niepoprawna dla metody</text:p>
        </text:list-item>
      </text:list>
      <text:p text:style-name="ListParagraph">Dodatkowo wymagane sa testy funkcjonalne i jednostkowe</text:p>
      <text:list text:style-name="LFO6" text:continue-numbering="true">
        <text:list-item>
          <text:p text:style-name="P83">Tworzenie i zapisywanie modułu kurierskiego na bazie danych, stworzenie testów funkcjonalnych oraz jednostkowych (implementacja oraz testy metody CreateModule)</text:p>
        </text:list-item>
        <text:list-item>
          <text:p text:style-name="P84">Implemtancja funckjonalności pobierania czasów dostawy z testarmi funkcjonalnymi oraz testami jednostkowymi (implementacja metody getTransitTimes z testami)</text:p>
        </text:list-item>
        <text:list-item>
          <text:p text:style-name="P85">Stworzenie OpenApi oraz zbudowania obrazu docker</text:p>
        </text:list-item>
        <text:list-item>
          <text:p text:style-name="P86">Opublikowanie obrazu Docker na Docker Hub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number text:level="1" style:num-format="1" text:start-value="200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an Kurkiewicz</meta:initial-creator>
    <dc:creator>Damian Kurkiewicz</dc:creator>
    <meta:creation-date>2021-04-15T10:55:00Z</meta:creation-date>
    <dc:date>2021-04-15T11:44:00Z</dc:date>
    <meta:template xlink:href="Normal" xlink:type="simple"/>
    <meta:editing-cycles>16</meta:editing-cycles>
    <meta:editing-duration>PT2940S</meta:editing-duration>
    <meta:document-statistic meta:page-count="3" meta:paragraph-count="9" meta:word-count="708" meta:character-count="4953" meta:row-count="35" meta:non-whitespace-character-count="4254"/>
  </office:meta>
</office:document-meta>
</file>